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abdf" officeooo:paragraph-rsid="000eabdf"/>
    </style:style>
    <style:style style:name="T1" style:family="text">
      <style:text-properties officeooo:rsid="000f8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trabajo de este día consistió en crear un repositorio en la plataforma Bitbucket.org que nos ayude con el control de versiones y almacenado de nuestro proyecto, el fin es subir a ese repositorio todo cambio en códigos de arduino y la plataforma web con la que estamos haciendo pruebas.</text:p>
      <text:p text:style-name="P1"/>
      <text:p text:style-name="P1">Luego de haber creado este repositorio, me enfoqué en levantar un servidor ssh en mi maquina para poder copiar el proyecto de django que esta funcionando en la raspberry y poder incluirlo en el repositorio, sin éxito, recordé que en una maquina virtual tengo levantado dicho servidor por lo que use de <text:s/>intermediari<text:span text:style-name="T1">o</text:span> y usando un usb pasé la carpeta desde la maquina virtual al host que es mi maquina y así poder incluir el proyecto al reposito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9:27:15.352805212</meta:creation-date>
    <dc:date>2018-01-29T09:38:31.194853367</dc:date>
    <meta:editing-duration>PT11M18S</meta:editing-duration>
    <meta:editing-cycles>2</meta:editing-cycles>
    <meta:generator>LibreOffice/5.3.7.2.0$Linux_X86_64 LibreOffice_project/30m0$Build-2</meta:generator>
    <meta:document-statistic meta:table-count="0" meta:image-count="0" meta:object-count="0" meta:page-count="1" meta:paragraph-count="2" meta:word-count="128" meta:character-count="735" meta:non-whitespace-character-count="608"/>
  </office:meta>
</office:document-meta>
</file>